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4c1" officeooo:paragraph-rsid="001604c1"/>
    </style:style>
    <style:style style:name="P2" style:family="paragraph" style:parent-style-name="Standard">
      <style:text-properties officeooo:paragraph-rsid="001604c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machinelearningmastery.com/wp-comments-post.php?wpe-comment-post=mlmastery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machinelearningmastery.com/wp-comments-post.php?wpe-comment-post=mlmaster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some links for classifier:</text:p>
      <text:p text:style-name="P1">https://machinelearningmastery.com/how-to-develop-a-convolutional-neural-network-from-scratch-for-mnist-handwritten-digit-classification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5:06:17.849331664</meta:creation-date>
    <dc:date>2020-11-21T19:01:26.999020861</dc:date>
    <meta:editing-duration>PT3H44M59S</meta:editing-duration>
    <meta:editing-cycles>1</meta:editing-cycles>
    <meta:document-statistic meta:table-count="0" meta:image-count="0" meta:object-count="0" meta:page-count="3" meta:paragraph-count="2" meta:word-count="5" meta:character-count="163" meta:non-whitespace-character-count="160"/>
    <meta:generator>LibreOffice/6.4.6.2$Linux_X86_64 LibreOffice_project/40$Build-2</meta:generator>
  </office:meta>
</office:document-meta>
</file>